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000000" draw:marker-start-width="0.229cm" draw:marker-end-width="0.229cm" draw:fill="solid" draw:fill-color="#e6e6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dash" draw:stroke-dash="Ultrafine_20_Dashed" svg:stroke-width="0cm" svg:stroke-color="#000080" draw:marker-start-width="0.203cm" draw:marker-end-width="0.203cm" draw:fill-color="#ff808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dash" draw:stroke-dash="Ultrafine_20_Dashed" svg:stroke-width="0cm" svg:stroke-color="#000080" draw:marker-start-width="0.203cm" draw:marker-end-width="0.203cm" draw:fill-color="#ffcc99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Ultrafine_20_Dashed" svg:stroke-width="0cm" svg:stroke-color="#000080" draw:marker-start-width="0.203cm" draw:marker-end-width="0.203cm" draw:fill-color="#aecf00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dash" draw:stroke-dash="Ultrafine_20_Dashed" svg:stroke-width="0cm" svg:stroke-color="#000080" draw:marker-start-width="0.203cm" draw:marker-end-width="0.203cm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svg:stroke-width="0.025cm" svg:stroke-color="#000000" draw:marker-start-width="0.229cm" draw:marker-end-width="0.229cm" draw:fill="none" draw:fill-color="#e6e6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6cm" fo:min-width="1.02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208cm"/>
    </style:style>
    <style:style style:name="gr16" style:family="graphic" style:parent-style-name="standard">
      <style:graphic-properties draw:stroke="none" svg:stroke-color="#000000" draw:fill="none" draw:fill-color="#ffffff" fo:min-height="0.813cm"/>
    </style:style>
    <style:style style:name="gr17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9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438cm" svg:x="3.759cm" svg:y="4.4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438cm" svg:x="0.711cm" svg:y="4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048cm" svg:height="2.438cm" svg:x="3.759cm" svg:y="2.051cm">
          <draw:glue-point draw:id="4" svg:x="3.166cm" svg:y="-3.831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574cm" svg:height="1.269cm" svg:x="0.711cm" svg:y="4.49cm">
          <draw:glue-point draw:id="4" svg:x="-2.744cm" svg:y="-2.994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574cm" svg:height="1.27cm" svg:x="3.759cm" svg:y="4.489cm">
          <draw:glue-point draw:id="4" svg:x="-3.062cm" svg:y="-1.811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438cm" svg:x="0.711cm" svg:y="2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.574cm" svg:height="1.27cm" svg:x="0.711cm" svg:y="2.051cm">
          <draw:glue-point draw:id="4" svg:x="-4.034cm" svg:y="-0.75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.574cm" svg:height="1.27cm" svg:x="3.759cm" svg:y="2.051cm">
          <draw:glue-point draw:id="4" svg:x="-3.062cm" svg:y="-1.393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74cm" svg:height="1.27cm" svg:x="2.285cm" svg:y="2.0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04cm" svg:height="1.524cm" svg:x="3.454cm" svg:y="2.0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74cm" svg:height="1.168cm" svg:x="2.285cm" svg:y="3.3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879cm" svg:height="0.305cm" svg:x="0.711cm" svg:y="4.1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74cm" svg:height="1.168cm" svg:x="0.711cm" svg:y="3.3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74cm" svg:height="1.27cm" svg:x="5.333cm" svg:y="2.0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74cm" svg:height="1.168cm" svg:x="5.333cm" svg:y="3.3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879cm" svg:height="0.305cm" svg:x="3.759cm" svg:y="4.1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74cm" svg:height="1.168cm" svg:x="3.759cm" svg:y="3.3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74cm" svg:height="1.27cm" svg:x="2.285cm" svg:y="4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04cm" svg:height="1.525cm" svg:x="3.454cm" svg:y="4.4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74cm" svg:height="1.168cm" svg:x="2.285cm" svg:y="5.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74cm" svg:height="1.168cm" svg:x="0.711cm" svg:y="5.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74cm" svg:height="1.27cm" svg:x="5.333cm" svg:y="4.4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74cm" svg:height="1.168cm" svg:x="5.333cm" svg:y="5.7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74cm" svg:height="1.168cm" svg:x="3.759cm" svg:y="5.7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048cm" svg:height="2.438cm" svg:x="3.759cm" svg:y="4.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06cm" svg:height="0.305cm" svg:x="0.406cm" svg:y="1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879cm" svg:height="0.305cm" svg:x="0.711cm" svg:y="1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305cm" svg:height="1.524cm" svg:x="0.406cm" svg:y="2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8cm" svg:height="0.305cm" svg:x="3.758cm" svg:y="1.7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04cm" svg:height="0.305cm" svg:x="3.454cm" svg:y="1.7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05cm" svg:height="1.524cm" svg:x="0.406cm" svg:y="4.4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05cm" svg:height="0.305cm" svg:x="0.406cm" svg:y="4.1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048cm" svg:height="2.438cm" svg:x="0.711cm" svg:y="4.4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048cm" svg:height="2.438cm" svg:x="3.759cm" svg:y="2.0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04cm" svg:height="0.305cm" svg:x="3.454cm" svg:y="4.1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048cm" svg:height="2.438cm" svg:x="0.711cm" svg:y="2.0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2.184cm" svg:height="1.829cm" svg:x="0.406cm" svg:y="1.7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2.184cm" svg:height="1.829cm" svg:x="3.454cm" svg:y="1.7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2.184cm" svg:height="1.829cm" svg:x="0.406cm" svg:y="4.1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9" draw:id="id9" draw:layer="layout" svg:width="2.184cm" svg:height="1.829cm" svg:x="3.454cm" svg:y="4.184cm">
          <text:p/>
          <draw:enhanced-geometry svg:viewBox="0 0 21600 21600" draw:type="rectangle" draw:enhanced-path="M 0 0 L 21600 0 21600 21600 0 21600 0 0 Z N"/>
        </draw:custom-shape>
        <draw:frame draw:style-name="gr13" xml:id="id1" draw:id="id1" draw:layer="layout" svg:width="2.082cm" svg:height="1.199cm" svg:x="0.407cm" svg:y="0.254cm">
          <draw:text-box>
            <text:p text:style-name="P1">Active sectors</text:p>
          </draw:text-box>
        </draw:frame>
        <draw:connector draw:style-name="gr14" draw:text-style-name="P1" draw:layer="layout" draw:type="line" svg:x1="1.448cm" svg:y1="1.453cm" svg:x2="0.864cm" svg:y2="2.591cm" draw:start-shape="id1" draw:start-glue-point="2" draw:end-shape="id2" draw:end-glue-point="4" svg:d="m1448 1453-584 1138" svg:viewBox="0 0 585 1139">
          <text:p/>
        </draw:connector>
        <draw:frame draw:style-name="gr15" draw:text-style-name="P1" xml:id="id6" draw:id="id6" draw:layer="layout" svg:width="5.334cm" svg:height="1.199cm" svg:x="0.812cm" svg:y="7.315cm">
          <draw:text-box>
            <text:p text:style-name="P1">Boundaries of regions affected by active sectors</text:p>
          </draw:text-box>
        </draw:frame>
        <draw:connector draw:style-name="gr14" draw:text-style-name="P1" draw:layer="layout" draw:type="line" svg:x1="1.448cm" svg:y1="1.453cm" svg:x2="4.065cm" svg:y2="2.51cm" draw:start-shape="id1" draw:start-glue-point="2" draw:end-shape="id3" draw:end-glue-point="4" svg:d="m1448 1453 2617 1057" svg:viewBox="0 0 2618 1058">
          <text:p/>
        </draw:connector>
        <draw:connector draw:style-name="gr14" draw:text-style-name="P1" draw:layer="layout" draw:type="line" svg:x1="1.448cm" svg:y1="1.453cm" svg:x2="1.067cm" svg:y2="4.745cm" draw:start-shape="id1" draw:start-glue-point="2" draw:end-shape="id4" draw:end-glue-point="4" svg:d="m1448 1453-381 3292" svg:viewBox="0 0 382 3293">
          <text:p/>
        </draw:connector>
        <draw:connector draw:style-name="gr14" draw:text-style-name="P1" draw:layer="layout" draw:type="line" svg:x1="1.448cm" svg:y1="1.453cm" svg:x2="4.065cm" svg:y2="4.895cm" draw:start-shape="id1" draw:start-glue-point="2" draw:end-shape="id5" draw:end-glue-point="4" svg:d="m1448 1453 2617 3442" svg:viewBox="0 0 2618 3443">
          <text:p/>
        </draw:connector>
        <draw:connector draw:style-name="gr14" draw:text-style-name="P1" draw:layer="layout" draw:type="line" svg:x1="3.479cm" svg:y1="7.315cm" svg:x2="1.498cm" svg:y2="6.013cm" draw:start-shape="id6" draw:start-glue-point="0" draw:end-shape="id7" draw:end-glue-point="2" svg:d="m3479 7315-1981-1302" svg:viewBox="0 0 1982 1303">
          <text:p/>
        </draw:connector>
        <draw:connector draw:style-name="gr14" draw:text-style-name="P1" draw:layer="layout" draw:type="line" svg:x1="3.479cm" svg:y1="7.315cm" svg:x2="1.498cm" svg:y2="3.575cm" draw:start-shape="id6" draw:start-glue-point="0" draw:end-shape="id8" draw:end-glue-point="2" svg:d="m3479 7315-1981-3740" svg:viewBox="0 0 1982 3741">
          <text:p/>
        </draw:connector>
        <draw:connector draw:style-name="gr14" draw:text-style-name="P1" draw:layer="layout" draw:type="line" svg:x1="3.479cm" svg:y1="7.315cm" svg:x2="4.546cm" svg:y2="6.013cm" draw:start-shape="id6" draw:start-glue-point="0" draw:end-shape="id9" draw:end-glue-point="2" svg:d="m3479 7315 1067-1302" svg:viewBox="0 0 1068 1303">
          <text:p/>
        </draw:connector>
        <draw:connector draw:style-name="gr14" draw:text-style-name="P1" draw:layer="layout" draw:type="line" svg:x1="3.479cm" svg:y1="7.315cm" svg:x2="4.546cm" svg:y2="3.575cm" draw:start-shape="id6" draw:start-glue-point="0" draw:end-shape="id10" draw:end-glue-point="2" svg:d="m3479 7315 1067-3740" svg:viewBox="0 0 1068 3741">
          <text:p/>
        </draw:connector>
        <draw:frame draw:style-name="gr16" draw:text-style-name="P1" xml:id="id11" draw:id="id11" draw:layer="layout" svg:width="2.184cm" svg:height="1.199cm" svg:x="5.486cm" svg:y="0.121cm">
          <draw:text-box>
            <text:p text:style-name="P1">Inactive sector</text:p>
          </draw:text-box>
        </draw:frame>
        <draw:connector draw:style-name="gr14" draw:text-style-name="P1" draw:layer="layout" draw:type="line" svg:x1="6.578cm" svg:y1="1.32cm" svg:x2="6.247cm" svg:y2="2.337cm" draw:start-shape="id11" draw:start-glue-point="2" draw:end-shape="id12" draw:end-glue-point="4" svg:d="m6578 1320-331 1017" svg:viewBox="0 0 332 1018">
          <text:p/>
        </draw:connector>
        <draw:custom-shape draw:style-name="gr17" draw:text-style-name="P1" draw:layer="layout" svg:width="0.254cm" svg:height="0.254cm" svg:x="7.721cm" svg:y="4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54cm" svg:height="0.254cm" svg:x="7.721cm" svg:y="4.8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54cm" svg:height="0.254cm" svg:x="7.721cm" svg:y="3.1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4cm" svg:height="0.254cm" svg:x="7.721cm" svg:y="3.73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.848cm" svg:height="0.725cm" svg:x="7.854cm" svg:y="4.659cm">
          <draw:text-box>
            <text:p>Rank 3</text:p>
          </draw:text-box>
        </draw:frame>
        <draw:frame draw:style-name="gr21" draw:layer="layout" svg:width="1.848cm" svg:height="0.725cm" svg:x="7.854cm" svg:y="3.528cm">
          <draw:text-box>
            <text:p>Rank 1</text:p>
          </draw:text-box>
        </draw:frame>
        <draw:frame draw:style-name="gr21" draw:layer="layout" svg:width="1.848cm" svg:height="0.725cm" svg:x="7.873cm" svg:y="4.137cm">
          <draw:text-box>
            <text:p>Rank 2</text:p>
          </draw:text-box>
        </draw:frame>
        <draw:frame draw:style-name="gr21" draw:layer="layout" svg:width="1.848cm" svg:height="0.725cm" svg:x="7.873cm" svg:y="2.969cm">
          <draw:text-box>
            <text:p>Rank 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0.076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.1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&lt;jjramsey&gt;</meta:initial-creator>
    <meta:creation-date>2013-12-18T15:14:51</meta:creation-date>
    <dc:date>2013-12-18T16:40:40</dc:date>
    <dc:creator>James &lt;jjramsey&gt;</dc:creator>
    <meta:editing-duration>PT48M49S</meta:editing-duration>
    <meta:editing-cycles>20</meta:editing-cycles>
    <meta:generator>LibreOffice/4.0.4.2$Linux_X86_64 LibreOffice_project/400m0$Build-2</meta:generator>
    <meta:document-statistic meta:object-count="60"/>
  </office:meta>
</office:document-meta>
</file>